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李秉叡 | 2008.10.26 17:35 | </text:span><text:span text:style-name="T2">#</text:span></text:p>
      <text:p text:style-name="P2"><text:span text:style-name="T1">陳真 | 2008.07.15 12:39 | #</text:span><text:span text:style-name="T3"><text:line-break/></text:span><text:span text:style-name="T1">為惡者總是會想盡辦法為惡行辯護,這沒什麼好奇怪,議論攻防本是常態,一切概念盡皆如此. 可怕的不是議論,可怕的不是騙,可怕的是阿西;他無法思考,而只會看顏色辦事. 這種人在台灣很多,幾乎佔了八成的人口;蠢血沸騰,傻到不行.</text:span></text:p>
      <text:p text:style-name="P2"><text:span text:style-name="T1">-------------------------------------------------</text:span><text:span text:style-name="T3"><text:line-break/></text:span><text:span text:style-name="T1">稍微問一下，「阿西」這個詞的意思為何？</text:span></text:p>
      <text:p text:style-name="P1"><text:span text:style-name="T1">李秉叡 | 2008.10.08 22:53 | </text:span><text:span text:style-name="T2">#</text:span></text:p>
      <text:p text:style-name="P3"><text:span text:style-name="T1">「她」是我媽媽！</text:span></text:p>
      <text:p text:style-name="P1"><text:span text:style-name="T1">楊世主 | 2008.10.08 13:54 | </text:span><text:span text:style-name="T2">#</text:span></text:p>
      <text:p text:style-name="P2"><text:span text:style-name="T1">是否是李同學的爸爸？</text:span><text:span text:style-name="T3"><text:line-break/></text:span><text:span text:style-name="T1">這裡似乎常有垃圾廣告留言，這些人是怎麼一回事？</text:span><text:span text:style-name="T3"><text:line-break/></text:span><text:span text:style-name="T1">自己終於結束了一個階段的工作，想不到十月站樁已結束了，只好期待十一月的。</text:span></text:p>
      <text:p text:style-name="P1"><text:span text:style-name="T1">陳真 | 2008.10.06 23:53 | </text:span><text:span text:style-name="T2">#</text:span></text:p>
      <text:p text:style-name="P3"><text:span text:style-name="T1">"他" 是誰啊? 不過沒關係,來不來無所謂.哪天再去拜訪您. 不會來見個面也不行吧?</text:span></text:p>
      <text:p text:style-name="P1"><text:span text:style-name="T1">李秉叡 | 2008.10.03 21:46 | </text:span><text:span text:style-name="T2">#</text:span></text:p>
      <text:p text:style-name="P2"><text:span text:style-name="T1">關於你們的聚會，抱歉，我原本說要來參加，抱歉要食言了。因為今天我在電話中提到這件事實，他顯然很反對我去參加這個活動。並要求我以後不可以參加這類的活動，抱歉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